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dbf" officeooo:paragraph-rsid="000f0dbf"/>
    </style:style>
    <style:style style:name="P2" style:family="paragraph" style:parent-style-name="Standard">
      <style:text-properties officeooo:rsid="0011cc80" officeooo:paragraph-rsid="0011cc80"/>
    </style:style>
    <style:style style:name="P3" style:family="paragraph" style:parent-style-name="Standard">
      <style:text-properties officeooo:rsid="0011cc80" officeooo:paragraph-rsid="0013fe06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style:font-name="Monospace" officeooo:paragraph-rsid="0011cc80"/>
    </style:style>
    <style:style style:name="P6" style:family="paragraph" style:parent-style-name="Standard">
      <style:text-properties style:font-name="Monospace" officeooo:paragraph-rsid="0013fe06"/>
    </style:style>
    <style:style style:name="P7" style:family="paragraph" style:parent-style-name="Standard">
      <style:text-properties style:font-name="Monospace" officeooo:rsid="0013fe06" officeooo:paragraph-rsid="0014155a"/>
    </style:style>
    <style:style style:name="P8" style:family="paragraph" style:parent-style-name="Standard">
      <style:text-properties style:font-name="Monospace" officeooo:rsid="000f0dbf" officeooo:paragraph-rsid="0011cc80"/>
    </style:style>
    <style:style style:name="P9" style:family="paragraph" style:parent-style-name="Standard">
      <style:text-properties style:font-name="Monospace" officeooo:paragraph-rsid="0014155a"/>
    </style:style>
    <style:style style:name="P10" style:family="paragraph" style:parent-style-name="Standard">
      <style:text-properties style:font-name="Monospace" fo:font-style="normal" fo:font-weight="normal" officeooo:rsid="0013fe06" officeooo:paragraph-rsid="0013fe06"/>
    </style:style>
    <style:style style:name="P11" style:family="paragraph" style:parent-style-name="Standard">
      <style:text-properties style:font-name="Monospace" fo:font-style="normal" fo:font-weight="normal" officeooo:rsid="0013fe06" officeooo:paragraph-rsid="0014155a"/>
    </style:style>
    <style:style style:name="P12" style:family="paragraph" style:parent-style-name="Standard">
      <style:text-properties style:font-name="Monospace" fo:font-style="normal" fo:font-weight="normal" officeooo:paragraph-rsid="0013fe06"/>
    </style:style>
    <style:style style:name="P13" style:family="paragraph" style:parent-style-name="Standard">
      <style:text-properties style:font-name="Monospace" fo:font-style="normal" fo:font-weight="normal" officeooo:rsid="0011cc80" officeooo:paragraph-rsid="0014155a"/>
    </style:style>
    <style:style style:name="P14" style:family="paragraph" style:parent-style-name="Standard">
      <style:text-properties style:font-name="Monospace" fo:font-style="normal" fo:font-weight="normal" officeooo:rsid="0014155a" officeooo:paragraph-rsid="0014155a" style:font-weight-asian="normal" style:font-weight-complex="normal"/>
    </style:style>
    <style:style style:name="P15" style:family="paragraph" style:parent-style-name="Standard">
      <style:text-properties style:font-name="Monospace" fo:font-style="normal" fo:font-weight="normal" officeooo:paragraph-rsid="0014155a"/>
    </style:style>
    <style:style style:name="P16" style:family="paragraph" style:parent-style-name="Standard">
      <style:text-properties style:font-name="Monospace" fo:font-style="normal" fo:font-weight="normal" officeooo:rsid="002235ae" officeooo:paragraph-rsid="002235ae"/>
    </style:style>
    <style:style style:name="P17" style:family="paragraph" style:parent-style-name="Standard">
      <style:text-properties officeooo:rsid="0013fe06" officeooo:paragraph-rsid="0013fe06"/>
    </style:style>
    <style:style style:name="P18" style:family="paragraph" style:parent-style-name="Standard">
      <style:text-properties fo:font-size="18pt" fo:font-weight="bold" officeooo:rsid="000f0dbf" officeooo:paragraph-rsid="000f0db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f0dbf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cc80" officeooo:paragraph-rsid="0011cc80" style:font-weight-asian="bold" style:font-weight-complex="bold"/>
    </style:style>
    <style:style style:name="P21" style:family="paragraph" style:parent-style-name="Standard">
      <style:text-properties style:font-name="Liberation Serif" officeooo:rsid="0013fe06" officeooo:paragraph-rsid="0013fe06"/>
    </style:style>
    <style:style style:name="P22" style:family="paragraph" style:parent-style-name="Standard">
      <style:text-properties style:font-name="Liberation Serif" officeooo:rsid="0013fe06" officeooo:paragraph-rsid="0014155a"/>
    </style:style>
    <style:style style:name="P23" style:family="paragraph" style:parent-style-name="Standard">
      <style:text-properties style:font-name="Liberation Serif" fo:font-style="normal" fo:font-weight="normal" officeooo:rsid="0013fe06" officeooo:paragraph-rsid="0013fe06"/>
    </style:style>
    <style:style style:name="P24" style:family="paragraph" style:parent-style-name="Standard">
      <style:text-properties style:font-name="Liberation Serif" fo:font-style="normal" fo:font-weight="normal" officeooo:rsid="0013fe06" officeooo:paragraph-rsid="0014155a"/>
    </style:style>
    <style:style style:name="P25" style:family="paragraph" style:parent-style-name="Standard">
      <style:text-properties style:font-name="Liberation Serif" fo:font-style="normal" fo:font-weight="normal" officeooo:rsid="0011cc80" officeooo:paragraph-rsid="0014155a"/>
    </style:style>
    <style:style style:name="P26" style:family="paragraph" style:parent-style-name="Standard">
      <style:text-properties style:font-name="Liberation Serif" fo:font-style="normal" fo:font-weight="normal" officeooo:rsid="0016dbd9" officeooo:paragraph-rsid="0016dbd9"/>
    </style:style>
    <style:style style:name="P27" style:family="paragraph" style:parent-style-name="Standard">
      <style:text-properties style:font-name="Liberation Serif" fo:font-style="normal" fo:font-weight="normal" officeooo:rsid="0017c97e" officeooo:paragraph-rsid="0016dbd9"/>
    </style:style>
    <style:style style:name="P28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52736" officeooo:paragraph-rsid="00152736" style:font-weight-asian="bold" style:font-weight-complex="bold"/>
    </style:style>
    <style:style style:name="P29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152736" officeooo:paragraph-rsid="00152736"/>
    </style:style>
    <style:style style:name="P30" style:family="paragraph" style:parent-style-name="Standard">
      <style:text-properties officeooo:paragraph-rsid="002cdf20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3fe06" style:font-weight-asian="bold" style:font-weight-complex="bold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4155a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fo:font-weight="bold" officeooo:rsid="0011cc80" officeooo:paragraph-rsid="00165fae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erif" fo:font-style="normal" fo:font-weight="normal" officeooo:rsid="0016dbd9" officeooo:paragraph-rsid="0016dbd9"/>
    </style:style>
    <style:style style:name="P35" style:family="paragraph" style:parent-style-name="Text_20_body">
      <style:paragraph-properties fo:break-before="page"/>
      <style:text-properties fo:font-variant="normal" fo:text-transform="none" fo:color="#0f0f0f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36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9pt" fo:letter-spacing="normal" fo:font-style="normal" fo:font-weight="normal" fo:background-color="#ffffff" style:font-size-asian="9pt" style:font-size-complex="9pt"/>
    </style:style>
    <style:style style:name="P37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9pt" fo:letter-spacing="normal" fo:font-style="normal" fo:font-weight="normal" officeooo:paragraph-rsid="00165fae" fo:background-color="#ffffff" style:font-size-asian="9pt" style:font-size-complex="9pt"/>
    </style:style>
    <style:style style:name="P38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6dbd9" fo:background-color="#ffffff" style:font-size-asian="12pt" style:font-size-complex="12pt"/>
    </style:style>
    <style:style style:name="P39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152736" style:font-size-asian="12pt" style:font-size-complex="12pt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8f7df" style:font-size-asian="12pt" style:font-size-complex="12pt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paragraph-rsid="00152736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paragraph-rsid="002ae453"/>
    </style:style>
    <style:style style:name="P46" style:family="paragraph" style:parent-style-name="Preformatted_20_Text">
      <style:paragraph-properties fo:margin-left="0.9846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16dbd9" fo:background-color="#ffffff" style:font-size-asian="12pt" style:font-size-complex="12pt"/>
    </style:style>
    <style:style style:name="P47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e348f" fo:background-color="#ffffff" style:font-size-asian="12pt" style:font-size-complex="12pt"/>
    </style:style>
    <style:style style:name="P48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50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  <style:text-properties fo:font-variant="normal" fo:text-transform="none" fo:color="#0f0f0f" loext:opacity="100%" style:font-name="Verdana" fo:font-size="9pt" fo:letter-spacing="normal" fo:font-style="normal" fo:font-weight="normal"/>
    </style:style>
    <style:style style:name="P51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</style:style>
    <style:style style:name="P52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311469" officeooo:paragraph-rsid="00311469" fo:background-color="#ffffff" style:font-size-asian="12pt" style:font-size-complex="12pt"/>
    </style:style>
    <style:style style:name="P53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11469" fo:background-color="#ffffff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22bf3" fo:background-color="#ffffff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22bf3" fo:background-color="#ffff00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11469" fo:background-color="#ffff00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58" style:family="paragraph" style:parent-style-name="Preformatted_20_Text"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4155a" fo:background-color="#ffffff" style:font-size-asian="12pt" style:font-size-complex="12pt"/>
    </style:style>
    <style:style style:name="P59" style:family="paragraph" style:parent-style-name="Preformatted_20_Text">
      <style:paragraph-properties style:line-height-at-least="0.1874in" fo:widows="1"/>
      <style:text-properties fo:font-variant="normal" fo:text-transform="none" fo:color="#000000" loext:opacity="100%" style:font-name="Monospace" fo:font-size="12pt" fo:letter-spacing="normal" fo:font-style="normal" fo:font-weight="normal" fo:background-color="#ffffff" style:font-size-asian="12pt" style:font-size-complex="12pt"/>
    </style:style>
    <style:style style:name="P60" style:family="paragraph" style:parent-style-name="Preformatted_20_Text">
      <style:paragraph-properties fo:margin-top="0in" fo:margin-bottom="0.1965in" style:contextual-spacing="false" style:line-height-at-least="0.1874in" fo:widows="1"/>
      <style:text-properties fo:font-variant="normal" fo:text-transform="none" fo:color="#000000" loext:opacity="100%" style:font-name="Monospace" fo:font-size="12pt" fo:letter-spacing="normal" fo:font-style="normal" fo:font-weight="normal" fo:background-color="#ffffff" style:font-size-asian="12pt" style:font-size-complex="12pt"/>
    </style:style>
    <style:style style:name="P61" style:family="paragraph" style:parent-style-name="Preformatted_20_Text">
      <style:paragraph-properties fo:margin-left="1.4772in" fo:margin-right="0in" fo:margin-top="0in" fo:margin-bottom="0.1965in" style:contextual-spacing="false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6dbd9" officeooo:paragraph-rsid="0016dbd9" fo:background-color="#ffffff" style:font-size-asian="12pt" style:font-size-complex="12pt"/>
    </style:style>
    <style:style style:name="P62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1e348f" fo:background-color="#ffffff" style:font-size-asian="12pt" style:font-size-complex="12pt"/>
    </style:style>
    <style:style style:name="P63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6dbd9" officeooo:paragraph-rsid="001e348f" fo:background-color="#ffffff" style:font-size-asian="12pt" style:font-size-complex="12pt"/>
    </style:style>
    <style:style style:name="P64" style:family="paragraph" style:parent-style-name="Text_20_body">
      <style:text-properties fo:font-variant="normal" fo:text-transform="none" fo:color="#0f0f0f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65" style:family="paragraph" style:parent-style-name="Heading_20_3">
      <style:paragraph-properties fo:margin-left="0in" fo:margin-right="0in" fo:margin-top="0in" fo:margin-bottom="0.0972in" style:contextual-spacing="false" fo:widows="1" fo:text-indent="0in" style:auto-text-indent="false" fo:padding="0in" fo:border="none"/>
      <style:text-properties fo:font-variant="normal" fo:text-transform="none" fo:color="#395165" loext:opacity="100%" style:font-name="Verdana" fo:font-size="12.75pt" fo:letter-spacing="normal" fo:font-style="normal"/>
    </style:style>
    <style:style style:name="P66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341022" officeooo:paragraph-rsid="00341022" fo:background-color="#ffffff" style:font-size-asian="12pt" style:font-size-complex="12pt"/>
    </style:style>
    <style:style style:name="P67" style:family="paragraph" style:parent-style-name="Standard" style:list-style-name="L1">
      <style:text-properties officeooo:paragraph-rsid="000f0dbf"/>
    </style:style>
    <style:style style:name="P68" style:family="paragraph" style:parent-style-name="Standard" style:list-style-name="L1">
      <style:text-properties officeooo:rsid="000f0dbf" officeooo:paragraph-rsid="00107388"/>
    </style:style>
    <style:style style:name="P69" style:family="paragraph" style:parent-style-name="Standard" style:list-style-name="L1">
      <style:text-properties officeooo:rsid="00107388" officeooo:paragraph-rsid="00107388"/>
    </style:style>
    <style:style style:name="P70" style:family="paragraph" style:parent-style-name="Standard" style:list-style-name="L2">
      <style:text-properties style:font-name="Liberation Serif" officeooo:rsid="00152736" officeooo:paragraph-rsid="00152736"/>
    </style:style>
    <style:style style:name="P71" style:family="paragraph" style:parent-style-name="Standard" style:list-style-name="L4">
      <style:text-properties style:font-name="Liberation Serif" fo:font-style="normal" fo:font-weight="normal" officeooo:rsid="0016dbd9" officeooo:paragraph-rsid="0016dbd9"/>
    </style:style>
    <style:style style:name="P72" style:family="paragraph" style:parent-style-name="Standard" style:list-style-name="L5">
      <style:text-properties style:font-name="Liberation Serif" fo:font-style="normal" fo:font-weight="normal" officeooo:rsid="0016dbd9" officeooo:paragraph-rsid="0016dbd9"/>
    </style:style>
    <style:style style:name="P73" style:family="paragraph" style:parent-style-name="Standard" style:list-style-name="L4">
      <style:text-properties style:font-name="Liberation Serif" officeooo:rsid="0016dbd9" officeooo:paragraph-rsid="0016dbd9"/>
    </style:style>
    <style:style style:name="P74" style:family="paragraph" style:parent-style-name="Standard" style:list-style-name="L4">
      <style:text-properties style:font-name="Liberation Serif" officeooo:rsid="001e348f" officeooo:paragraph-rsid="001e348f"/>
    </style:style>
    <style:style style:name="P75" style:family="paragraph" style:parent-style-name="Standard" style:list-style-name="L2">
      <style:text-properties fo:font-variant="normal" fo:text-transform="none" fo:color="#0f0f0f" loext:opacity="100%" style:font-name="Liberation Serif" fo:font-size="12pt" fo:letter-spacing="normal" fo:font-style="normal" fo:font-weight="normal" officeooo:rsid="00152736" officeooo:paragraph-rsid="00152736" style:font-size-asian="12pt" style:font-size-complex="12pt"/>
    </style:style>
    <style:style style:name="P76" style:family="paragraph" style:parent-style-name="Text_20_body" style:list-style-name="L3">
      <style:paragraph-properties fo:margin-top="0in" fo:margin-bottom="0in" style:contextual-spacing="false" style:line-height-at-least="0.2083in" fo:widows="1"/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f0dbf"/>
    </style:style>
    <style:style style:name="T2" style:family="text">
      <style:text-properties officeooo:rsid="00107388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3fe06"/>
    </style:style>
    <style:style style:name="T6" style:family="text">
      <style:text-properties fo:font-style="normal" fo:font-weight="normal" officeooo:rsid="0014155a" style:font-weight-asian="normal" style:font-weight-complex="normal"/>
    </style:style>
    <style:style style:name="T7" style:family="text">
      <style:text-properties fo:font-style="normal" fo:font-weight="normal" officeooo:rsid="0014155a"/>
    </style:style>
    <style:style style:name="T8" style:family="text">
      <style:text-properties fo:font-style="normal" fo:font-weight="normal" officeooo:rsid="00165fae"/>
    </style:style>
    <style:style style:name="T9" style:family="text">
      <style:text-properties fo:font-style="normal" fo:font-weight="normal" officeooo:rsid="0017c97e"/>
    </style:style>
    <style:style style:name="T10" style:family="text">
      <style:text-properties fo:font-style="normal" fo:font-weight="normal" officeooo:rsid="001e348f"/>
    </style:style>
    <style:style style:name="T11" style:family="text">
      <style:text-properties fo:font-style="normal" fo:font-weight="normal" officeooo:rsid="0023e041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3fe06" style:font-weight-asian="bold" style:font-weight-complex="bold"/>
    </style:style>
    <style:style style:name="T14" style:family="text">
      <style:text-properties fo:font-style="normal" fo:font-weight="bold" officeooo:rsid="0014155a" style:font-weight-asian="bold" style:font-weight-complex="bold"/>
    </style:style>
    <style:style style:name="T15" style:family="text">
      <style:text-properties fo:font-style="normal" fo:font-weight="bold" officeooo:rsid="002169ea" style:font-weight-asian="bold" style:font-weight-complex="bold"/>
    </style:style>
    <style:style style:name="T16" style:family="text">
      <style:text-properties fo:font-style="normal" officeooo:rsid="00165fae"/>
    </style:style>
    <style:style style:name="T17" style:family="text">
      <style:text-properties fo:font-style="normal" officeooo:rsid="0013fe06"/>
    </style:style>
    <style:style style:name="T18" style:family="text">
      <style:text-properties style:font-name="monospace" fo:font-style="normal" fo:font-weight="normal"/>
    </style:style>
    <style:style style:name="T19" style:family="text">
      <style:text-properties style:font-name="monospace" fo:font-style="normal" fo:font-weight="normal" officeooo:rsid="002cdf20"/>
    </style:style>
    <style:style style:name="T20" style:family="text">
      <style:text-properties style:font-name="monospace" fo:font-style="normal" fo:font-weight="bold" style:font-weight-asian="bold" style:font-weight-complex="bold"/>
    </style:style>
    <style:style style:name="T21" style:family="text">
      <style:text-properties style:font-name="monospace" fo:font-size="10pt" fo:font-style="normal" fo:font-weight="bold" style:font-size-asian="10pt" style:font-weight-asian="bold" style:font-size-complex="10pt" style:font-weight-complex="bold"/>
    </style:style>
    <style:style style:name="T22" style:family="text">
      <style:text-properties style:font-name="monospace" fo:font-size="10pt" fo:font-style="normal" fo:font-weight="bold" officeooo:rsid="0020267f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f0f0f" loext:opacity="100%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style:font-size-asian="12pt" style:font-size-complex="12pt"/>
    </style:style>
    <style:style style:name="T25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28f7df" style:font-size-asian="12pt" style:font-size-complex="12pt"/>
    </style:style>
    <style:style style:name="T26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2ae453" style:font-size-asian="12pt" style:font-size-complex="12pt"/>
    </style:style>
    <style:style style:name="T27" style:family="text">
      <style:text-properties fo:font-variant="normal" fo:text-transform="none" fo:color="#0f0f0f" loext:opacity="100%" style:font-name="Verdana" fo:font-size="9pt" fo:letter-spacing="normal" fo:font-style="normal" fo:font-weight="normal"/>
    </style:style>
    <style:style style:name="T28" style:family="text">
      <style:text-properties fo:font-variant="normal" fo:text-transform="none" fo:color="#0f0f0f" loext:opacity="100%" style:font-name="Verdana" fo:font-size="9pt" fo:letter-spacing="normal" fo:font-style="normal" fo:font-weight="normal" officeooo:rsid="0016dbd9"/>
    </style:style>
    <style:style style:name="T29" style:family="text">
      <style:text-properties officeooo:rsid="0013fe0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f0dbf" style:font-weight-asian="bold" style:font-weight-complex="bold"/>
    </style:style>
    <style:style style:name="T32" style:family="text">
      <style:text-properties fo:font-weight="bold" officeooo:rsid="00107388" style:font-weight-asian="bold" style:font-weight-complex="bold"/>
    </style:style>
    <style:style style:name="T33" style:family="text">
      <style:text-properties fo:font-weight="bold" officeooo:rsid="0014155a" style:font-weight-asian="bold" style:font-weight-complex="bold"/>
    </style:style>
    <style:style style:name="T34" style:family="text">
      <style:text-properties fo:font-weight="bold" officeooo:rsid="00165fae" style:font-weight-asian="bold" style:font-weight-complex="bold"/>
    </style:style>
    <style:style style:name="T35" style:family="text">
      <style:text-properties fo:font-weight="bold" officeooo:rsid="002235ae" style:font-weight-asian="bold" style:font-weight-complex="bold"/>
    </style:style>
    <style:style style:name="T36" style:family="text">
      <style:text-properties fo:font-weight="bold" officeooo:rsid="002cdf20" style:font-weight-asian="bold" style:font-weight-complex="bold"/>
    </style:style>
    <style:style style:name="T37" style:family="text">
      <style:text-properties officeooo:rsid="0014155a"/>
    </style:style>
    <style:style style:name="T38" style:family="text">
      <style:text-properties officeooo:rsid="0014a31d"/>
    </style:style>
    <style:style style:name="T39" style:family="text">
      <style:text-properties officeooo:rsid="00165fae"/>
    </style:style>
    <style:style style:name="T40" style:family="text">
      <style:text-properties officeooo:rsid="0016dbd9"/>
    </style:style>
    <style:style style:name="T41" style:family="text">
      <style:text-properties officeooo:rsid="0017c97e"/>
    </style:style>
    <style:style style:name="T42" style:family="text">
      <style:text-properties officeooo:rsid="001afdbd"/>
    </style:style>
    <style:style style:name="T43" style:family="text">
      <style:text-properties officeooo:rsid="001cb26d"/>
    </style:style>
    <style:style style:name="T44" style:family="text">
      <style:text-properties officeooo:rsid="001d31f9"/>
    </style:style>
    <style:style style:name="T45" style:family="text">
      <style:text-properties officeooo:rsid="001e348f"/>
    </style:style>
    <style:style style:name="T46" style:family="text">
      <style:text-properties officeooo:rsid="0028f7df"/>
    </style:style>
    <style:style style:name="T47" style:family="text">
      <style:text-properties officeooo:rsid="002ae453"/>
    </style:style>
    <style:style style:name="T48" style:family="text">
      <style:text-properties officeooo:rsid="002cdf20"/>
    </style:style>
    <style:style style:name="T49" style:family="text">
      <style:text-properties officeooo:rsid="002d7b87"/>
    </style:style>
    <style:style style:name="T50" style:family="text">
      <style:text-properties style:font-name="Cantarell" fo:font-size="10pt" style:font-size-asian="10pt" style:font-weight-asian="normal" style:font-size-complex="10pt" style:font-weight-complex="normal"/>
    </style:style>
    <style:style style:name="T51" style:family="text">
      <style:text-properties officeooo:rsid="00322bf3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322bf3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<text:span text:style-name="T43">6</text:span></text:p>
      <text:p text:style-name="P1"/>
      <text:p text:style-name="P19">TRIGGERs (disparadors)</text:p>
      <text:p text:style-name="P19"/>
      <text:p text:style-name="P1">Creem un TRIGGER quan volem <text:span text:style-name="T37">que la B.D. executi</text:span> una funció <text:span text:style-name="T30">ABANS</text:span> d'un INSERT o d'un UPDATE o d'un DELETE, o <text:span text:style-name="T30">DESPRÉS</text:span> d'un INSERT o d'un UPDATE o d'un DELETE, <text:span text:style-name="T38">per una taula especificada.</text:span></text:p>
      <text:p text:style-name="P1"/>
      <text:p text:style-name="P1">La funció que crida el TRIGGER pot tornar :</text:p>
      <text:list xml:id="list3337172182" text:style-name="L1">
        <text:list-item>
          <text:p text:style-name="P67"><text:span text:style-name="T31">NULL</text:span><text:span text:style-name="T1"> : En aquest cas, i si el TRIGGER és -BEFORE-, no s'executarà l'INSERT o l'UPDATE o el DELETE posterior</text:span></text:p>
        </text:list-item>
        <text:list-item>
          <text:p text:style-name="P68"><text:span text:style-name="T32">NEW</text:span><text:span text:style-name="T2"> : ÉS el</text:span> registre tal com s'insertarà o modificarà <text:s/>si el TRIGGER és -BEFORE- <text:span text:style-name="T2">per </text:span>INSERT o l'UPDATE</text:p>
        </text:list-item>
        <text:list-item>
          <text:p text:style-name="P69"><text:span text:style-name="T30">OLD</text:span> : El registre afectat <text:span text:style-name="T1">si el TRIGGER és -BEFORE- </text:span>per DELETE</text:p>
        </text:list-item>
      </text:list>
      <text:p text:style-name="P1"/>
      <text:p text:style-name="P1"/>
      <text:p text:style-name="P20">Primer exemple : <text:span text:style-name="T29">TRIGGER ABANS de l'INSERT que posa </text:span>majúscules al nom.</text:p>
      <text:p text:style-name="P2"/>
      <text:p text:style-name="P5">CREATE TABLE emp</text:p>
      <text:p text:style-name="P5"><text:s/>( <text:s/>empname text,</text:p>
      <text:p text:style-name="P4"><text:s text:c="4"/><text:span text:style-name="T4">salary integer,</text:span></text:p>
      <text:p text:style-name="P4"><text:s text:c="4"/><text:span text:style-name="T4">last_date timestamp,</text:span></text:p>
      <text:p text:style-name="P4"><text:s text:c="4"/><text:span text:style-name="T4">last_user text</text:span></text:p>
      <text:p text:style-name="P4">);</text:p>
      <text:p text:style-name="P4"/>
      <text:p text:style-name="P21">Funció que cridarà el TRIGGER, ha d'existir abans de crear el TRIGGER:</text:p>
      <text:p text:style-name="P6"><text:span text:style-name="T30">CREATE FUNCTION</text:span> emp_<text:span text:style-name="T29">nom_upper</text:span>() <text:span text:style-name="T30">RETURNS trigger</text:span> </text:p>
      <text:p text:style-name="P6">AS $emp_stamp$</text:p>
      <text:p text:style-name="P6"><text:s text:c="3"/><text:tab/><text:span text:style-name="T4">BEGIN</text:span></text:p>
      <text:p text:style-name="P6"><text:span text:style-name="T4"><text:tab/><text:tab/></text:span><text:span text:style-name="T5">NEW.empname = upper(NEW.empname);</text:span></text:p>
      <text:p text:style-name="P6"><text:span text:style-name="T5"><text:tab/><text:tab/></text:span><text:span text:style-name="T13">RETURN NEW;</text:span></text:p>
      <text:p text:style-name="P10"><text:tab/>END;</text:p>
      <text:p text:style-name="P6"><text:s/>$emp_stamp$ </text:p>
      <text:p text:style-name="P6">LANGUAGE plpgsql;</text:p>
      <text:p text:style-name="P6"/>
      <text:p text:style-name="P21">Creació del TRIGGER:</text:p>
      <text:p text:style-name="P6"><text:span text:style-name="T30">CREATE TRIGGER</text:span> emp_<text:span text:style-name="T49">name</text:span> <text:span text:style-name="T30">BEFORE INSERT OR UPDATE</text:span> ON emp</text:p>
      <text:p text:style-name="P6"><text:s text:c="4"/><text:span text:style-name="T4">FOR EACH ROW EXECUTE PROCEDURE emp_</text:span><text:span text:style-name="T7">nom_upper</text:span><text:span text:style-name="T4">();</text:span></text:p>
      <text:p text:style-name="P12"/>
      <text:p text:style-name="P23">Prova del TRIGGER:</text:p>
      <text:p text:style-name="P10">INSERT INTO emp VALUES ('Sara Plans Tries', 1000);</text:p>
      <text:p text:style-name="P10"/>
      <text:p text:style-name="P10">SELECT * FROM emp;</text:p>
      <text:p text:style-name="P10"/>
      <text:p text:style-name="P23">Visualitzar la definició de la taula amb el TRIGGER incorporat:</text:p>
      <text:p text:style-name="P10">\d emp;</text:p>
      <text:p text:style-name="P6"/>
      <text:p text:style-name="P17"/>
      <text:p text:style-name="P31"><text:span text:style-name="T29">Segon</text:span> exemple : <text:span text:style-name="T29">TRIGGER ABANS de l'INSERT que controla que el nom i el salari no siguin NULL o negatiu i posa data-timestamp i usuari</text:span>.</text:p>
      <text:p text:style-name="P3"/>
      <text:p text:style-name="P4"><text:span text:style-name="T30">CREATE </text:span><text:span text:style-name="T35">OR REPLACE </text:span><text:span text:style-name="T30">FUNCTION </text:span>emp_stamp() <text:span text:style-name="T30">RETURNS trigger</text:span> AS $emp_stamp$</text:p>
      <text:p text:style-name="Standard"><text:s text:c="4"/><text:span text:style-name="T18">BEGIN</text:span></text:p>
      <text:p text:style-name="Standard"><text:s text:c="8"/><text:span text:style-name="T18">IF NEW.empname IS NULL THEN</text:span></text:p>
      <text:p text:style-name="Standard"><text:s text:c="12"/><text:span text:style-name="T18">RAISE EXCEPTION 'empname cannot be null';</text:span></text:p>
      <text:p text:style-name="Standard"><text:s text:c="8"/><text:span text:style-name="T18">END IF;</text:span></text:p>
      <text:p text:style-name="Standard"><text:s text:c="8"/><text:span text:style-name="T18">IF NEW.salary IS NULL THEN</text:span></text:p>
      <text:p text:style-name="Standard"><text:s text:c="12"/><text:span text:style-name="T18">RAISE EXCEPTION '% cannot have null salary', NEW.empname;</text:span></text:p>
      <text:p text:style-name="Standard"><text:s text:c="8"/><text:span text:style-name="T18">END IF;</text:span></text:p>
      <text:p text:style-name="Standard"><text:s text:c="8"/><text:span text:style-name="T18">IF NEW.salary &lt; 0 THEN</text:span></text:p>
      <text:p text:style-name="P30"><text:s text:c="12"/><text:span text:style-name="T48">RAISE EXCEPTION </text:span><text:span text:style-name="T19">'% cant be negative',NEW.salary;</text:span></text:p>
      <text:p text:style-name="P30"><text:tab/>--<text:span text:style-name="T21">RETURN N</text:span><text:span text:style-name="T22">ULL</text:span><text:span text:style-name="T21">;</text:span></text:p>
      <text:p text:style-name="Standard"><text:s text:c="8"/><text:span text:style-name="T18">END IF;</text:span></text:p>
      <text:p text:style-name="Standard"/>
      <text:p text:style-name="Standard"><text:s text:c="8"/><text:span text:style-name="T18">NEW.last_date := current_timestamp;</text:span></text:p>
      <text:p text:style-name="Standard"><text:s text:c="8"/><text:span text:style-name="T18">NEW.last_user := current_user;</text:span></text:p>
      <text:p text:style-name="Standard"><text:s text:c="6"/><text:span text:style-name="T30"><text:s text:c="2"/></text:span><text:span text:style-name="T20">RETURN NEW;</text:span></text:p>
      <text:p text:style-name="Standard"><text:s text:c="4"/><text:span text:style-name="T18">END;</text:span></text:p>
      <text:p text:style-name="P4">$emp_stamp$ LANGUAGE plpgsql;</text:p>
      <text:p text:style-name="P4"/>
      <text:p text:style-name="P4"><text:span text:style-name="T30">CREATE </text:span><text:span text:style-name="T36">OR REPLACE </text:span><text:span text:style-name="T30">TRIGGER</text:span> emp_stamp <text:span text:style-name="T30">BEFORE INSERT OR UPDATE</text:span> ON emp</text:p>
      <text:p text:style-name="P4"><text:s text:c="4"/><text:span text:style-name="T4">FOR EACH ROW EXECUTE PROCEDURE emp_stamp();</text:span></text:p>
      <text:p text:style-name="P8"/>
      <text:p text:style-name="P23">Prova del TRIGGER:</text:p>
      <text:p text:style-name="P10">INSERT INTO emp VALUES ('Carles Saus Blanc', 3000);</text:p>
      <text:p text:style-name="P10">INSERT INTO emp VALUES ('Carles Saus Blanc', -3000);</text:p>
      <text:p text:style-name="P10">INSERT INTO emp VALUES ('Carles Saus Blanc');</text:p>
      <text:p text:style-name="P10">INSERT INTO emp VALUES ('');</text:p>
      <text:p text:style-name="P10"/>
      <text:p text:style-name="P10">SELECT * FROM emp;</text:p>
      <text:p text:style-name="P10"/>
      <text:p text:style-name="P16">Buscar els logs amb l’error a : /var/lib/pgsql/data/pg_log</text:p>
      <text:p text:style-name="P16"/>
      <text:p text:style-name="P23">Visualitzar la definició de la taula amb el TRIGGER incorporat:</text:p>
      <text:p text:style-name="P10">\d emp;</text:p>
      <text:p text:style-name="P10"/>
      <text:p text:style-name="P32"><text:span text:style-name="T37">Tercer</text:span> exemple : <text:span text:style-name="T29">TRIGGER ABANS del DELETE que només deixarà esborrar els registres amb salari més gran de 1000</text:span>.</text:p>
      <text:p text:style-name="P13"/>
      <text:p text:style-name="P22">Funció que cridarà el TRIGGER, ha d'existir abans de crear el TRIGGER:</text:p>
      <text:p text:style-name="P9"><text:span text:style-name="T30">CREATE FUNCTION</text:span> emp_<text:span text:style-name="T29">no_esborrar</text:span>() <text:span text:style-name="T30">RETURNS trigger</text:span> </text:p>
      <text:p text:style-name="P9">AS $emp_stamp$</text:p>
      <text:p text:style-name="P9"><text:s text:c="3"/><text:tab/><text:span text:style-name="T4">BEGIN</text:span></text:p>
      <text:p text:style-name="P9"><text:span text:style-name="T4"><text:tab/><text:tab/></text:span><text:span text:style-name="T6">IF OLD.salary &gt; 1000 THEN</text:span></text:p>
      <text:p text:style-name="P9"><text:span text:style-name="T6"><text:tab/><text:tab/><text:tab/></text:span><text:span text:style-name="T14">RETURN OLD;</text:span></text:p>
      <text:p text:style-name="P14"><text:tab/><text:tab/>ELSE</text:p>
      <text:p text:style-name="P9"><text:span text:style-name="T6"><text:tab/><text:tab/><text:tab/></text:span><text:span text:style-name="T14">RETURN N</text:span><text:span text:style-name="T15">ULL;</text:span></text:p>
      <text:p text:style-name="P14"><text:tab/><text:tab/>END IF;</text:p>
      <text:p text:style-name="P11"><text:tab/>END;</text:p>
      <text:p text:style-name="P9"><text:s/>$emp_stamp$ </text:p>
      <text:p text:style-name="P9">LANGUAGE plpgsql;</text:p>
      <text:p text:style-name="P9"/>
      <text:p text:style-name="P22">Creació del TRIGGER:</text:p>
      <text:p text:style-name="P9"><text:span text:style-name="T30">CREATE TRIGGER</text:span> emp_stamp <text:span text:style-name="T30">BEFORE </text:span><text:span text:style-name="T33">DELETE</text:span> ON emp</text:p>
      <text:p text:style-name="P9"><text:s text:c="4"/><text:span text:style-name="T4">FOR EACH ROW EXECUTE PROCEDURE emp_</text:span><text:span text:style-name="T7">no_esborrar</text:span><text:span text:style-name="T4">();</text:span></text:p>
      <text:p text:style-name="P15"/>
      <text:p text:style-name="P24">Prova del TRIGGER:</text:p>
      <text:p text:style-name="P7"><text:span text:style-name="T7">DELETE FROM emp</text:span><text:span text:style-name="T4">;</text:span></text:p>
      <text:p text:style-name="P11"/>
      <text:p text:style-name="P11">SELECT * FROM emp;</text:p>
      <text:p text:style-name="P11"/>
      <text:p text:style-name="P24">Visualitzar la definició de la taula amb el TRIGGER incorporat:</text:p>
      <text:p text:style-name="P11">\d emp;</text:p>
      <text:p text:style-name="P13"/>
      <text:p text:style-name="P13"/>
      <text:p text:style-name="P25"/>
      <text:p text:style-name="P28">2 tipus de TRIGGER :</text:p>
      <text:p text:style-name="P29"/>
      <text:list xml:id="list2028242334" text:style-name="L2">
        <text:list-item>
          <text:p text:style-name="P70"><text:span text:style-name="T12">FOR EACH ROW</text:span><text:span text:style-name="T4"> : S'executa per cada registre afectat per la sentència SQL. Els exemples anteriors són <text:s/></text:span><text:span text:style-name="T23">row-level.</text:span></text:p>
          <text:p text:style-name="P75"/>
        </text:list-item>
        <text:list-item>
          <text:p text:style-name="P70"><text:span text:style-name="T12">FOR EACH STATEMENT </text:span><text:span text:style-name="T4">: S'executa només un cop, tant si la sentècia SQL afecta només a un registre com si n'afecta a més d'un. En els exemples anteriors el TRIGGER BEFORE DELETE afecta a varis registres, si hagués sigut statement-level només s'hagués executat un cop </text:span><text:span text:style-name="T8">la funció</text:span><text:span text:style-name="T4">.</text:span></text:p>
        </text:list-item>
      </text:list>
      <text:p text:style-name="P35">Regles a tenir en compte al treballar amb TRIGGERs:</text:p>
      <text:p text:style-name="P64"/>
      <text:p text:style-name="P44"><text:span text:style-name="T24">1. El procediment emmagatzemat que s’</text:span><text:span text:style-name="T25">utilitzarà</text:span><text:span text:style-name="T24"> pel t</text:span><text:span text:style-name="T25">rigger</text:span><text:span text:style-name="T24"> s’</text:span><text:span text:style-name="T25">ha de</text:span><text:span text:style-name="T24"> definir-se i instal·lar abans de definir el propi disparador.</text:span></text:p>
      <text:p text:style-name="P41"/>
      <text:p text:style-name="P44"><text:span text:style-name="T24">2. Un procediment que s’</text:span><text:span text:style-name="T25">utlititzi</text:span><text:span text:style-name="T24"> per un t</text:span><text:span text:style-name="T25">rigger</text:span><text:span text:style-name="T24"> no pot tenir arguments i ha de tornar el tipus "trigger".</text:span></text:p>
      <text:p text:style-name="P41"/>
      <text:p text:style-name="P44"><text:span text:style-name="T24">3. Un mateix procediment emmagatzemat es pot utilitzar per múltiples t</text:span><text:span text:style-name="T25">riggers</text:span><text:span text:style-name="T24"> en diferents taules.</text:span></text:p>
      <text:p text:style-name="P41"/>
      <text:p text:style-name="P42">4. Procediments emmagatzemats utilitzats per t<text:span text:style-name="T46">riggers</text:span> que s'executen una sola vegada per comanda SQL (statement-level) han de tornar sempre NULL.</text:p>
      <text:p text:style-name="P41"/>
      <text:p text:style-name="P43">5. Procediments emmagatzemats utilitzats per t<text:span text:style-name="T46">riggers</text:span> que s'executen un cop per línia afectada per la comanda SQL (row-level) poden tornar una fila de taula.</text:p>
      <text:p text:style-name="P41"/>
      <text:p text:style-name="P43"><text:s/>6. Procediments emmagatzemats utilitzats per t<text:span text:style-name="T46">riggers</text:span> que s'executen un cop per fila afectada per la comanda SQL (row-level) i ABANS d'executar la comanda SQL que el va llançar, poden:</text:p>
      <text:p text:style-name="P41"><text:s text:c="8"/>1. Retornar NULL per saltar-se la operació a la fila afectada.</text:p>
      <text:p text:style-name="P41"><text:s text:c="8"/>2. Ó tornar una fila de taula (RECORD)</text:p>
      <text:p text:style-name="P41"/>
      <text:p text:style-name="P43">7. Procediments emmagatzemats utilitzats per t<text:span text:style-name="T46">riggers</text:span> que s'executen DESPRÉS d'executar la comanda SQL que el va llançar, ignoren el valor de retorn, així que poden retornar NULL sense problemes.</text:p>
      <text:p text:style-name="P41"/>
      <text:p text:style-name="P41">8. En resum, independen<text:span text:style-name="T47">t</text:span> de com es defineixi un disparador, el procediment emmagatzemat utilitzat per aquest disparador ha de tornar o bé NULL, o bé un valor RECRD amb la mateixa estructura que la taula que va llançar dit disparador.</text:p>
      <text:p text:style-name="P41"/>
      <text:p text:style-name="P45"><text:span text:style-name="T24">9. Si una taula té més d'un t</text:span><text:span text:style-name="T25">rigger</text:span><text:span text:style-name="T24"> definit per a un mateix esdeveniment (INSERT, UPDATE, DELETE), aquests executades per ordre alfabètic pel nom del t</text:span><text:span text:style-name="T25">rigger</text:span><text:span text:style-name="T24">. En el cas de t</text:span><text:span text:style-name="T25">riggers</text:span><text:span text:style-name="T24"> del tipus ABANS / row-level, l</text:span><text:span text:style-name="T26">a </text:span><text:span text:style-name="T24">fila retornada per cada t</text:span><text:span text:style-name="T25">rigger</text:span><text:span text:style-name="T24">, es converteix en l'entrada de el següent. Si algun d'ells retorna NULL, l'operació serà anul·lada per la fila afectada.</text:span></text:p>
      <text:p text:style-name="P41"><text:soft-page-break/></text:p>
      <text:p text:style-name="P45"><text:span text:style-name="T24">10. Procediments emmagatzemats utilitzats per t</text:span><text:span text:style-name="T25">riggers</text:span><text:span text:style-name="T24"> poden executar sentències SQL que al seu torn poden activar altres t</text:span><text:span text:style-name="T25">riggers</text:span><text:span text:style-name="T24">. Això es coneix com disparadors en cascada. No hi ha límit per al nombre de disparadors que es poden c</text:span><text:span text:style-name="T26">ridar </text:span><text:span text:style-name="T24">però és responsabilitat d</text:span><text:span text:style-name="T26">e</text:span><text:span text:style-name="T24"> l'a</text:span><text:span text:style-name="T26">dministrador </text:span><text:span text:style-name="T24">evitar una recursió infinita de c</text:span><text:span text:style-name="T26">eudes</text:span><text:span text:style-name="T24"> en què un disparador es c</text:span><text:span text:style-name="T26">ridi</text:span><text:span text:style-name="T24"> així mateix de manera recursiva.</text:span></text:p>
      <text:p text:style-name="P57">Una altra cosa que hem de tenir en compte és que, per cada t<text:span text:style-name="T46">rigger</text:span> que definim en una taula, la nostra base de dades haurà d'executar la funció associada a aquest disparador. L'ús de t<text:span text:style-name="T46">riggers</text:span> de manera incorrecta o inefectiva pot afectar significativament <text:span text:style-name="T47">e</text:span>l rendiment de la nostra base de dades.</text:p>
      <text:list xml:id="list4076573242" text:style-name="L3">
        <text:list-header>
          <text:p text:style-name="P76"/>
        </text:list-header>
      </text:list>
      <text:h text:style-name="P65" text:outline-level="3">Variables especials en PL/pgSQL</text:h>
      <text:p text:style-name="P51"><text:span text:style-name="T27">Cuando una función escrita en PL/pgSQL es llamada por un disparador tenemos ciertas variable</text:span><text:span text:style-name="T28">s</text:span><text:span text:style-name="T27"> especiales disponibles en dicha función. Estas variables son las siguientes:</text:span></text:p>
      <text:p text:style-name="P50">NEW<text:line-break/>Tipo de dato RECORD; Variable que contiene la nueva fila de la tabla para las operaciones INSERT/UPDATE en disparadores del tipo row-level. Esta variable es NULL en disparadores del tipo statement-level.</text:p>
      <text:p text:style-name="P50">OLD<text:line-break/>Tipo de dato RECORD; Variable que contiene la antigua fila de la tabla para las operaciones UPDATE/DELETE en disparadores del tipo row-level. Esta variable es NULL en disparadores del tipo statement-level.</text:p>
      <text:p text:style-name="P50">TG_NAME<text:line-break/>Tipo de dato name; variable que contiene el nombre del disparador que está usando la función actualmente.</text:p>
      <text:p text:style-name="P50">TG_WHEN<text:line-break/>Tipo de dato text; una cadena de texto con el valor BEFORE o AFTER dependiendo de como el disparador que está usando la función actualmente ha sido definido</text:p>
      <text:p text:style-name="P50">TG_LEVEL<text:line-break/>Tipo de dato text; una cadena de texto con el valor ROW o STATEMENT dependiendo de como el disparador que está usando la función actualmente ha sido definido</text:p>
      <text:p text:style-name="P50">TG_OP<text:line-break/>Tipo de dato text; una cadena de texto con el valor INSERT, UPDATE o DELETE dependiendo de la operación que ha activado el disparador que está usando la función actualmente.</text:p>
      <text:p text:style-name="P50">TG_RELID<text:line-break/>Tipo de dato oid; el identificador de objeto de la tabla que ha activado el disparador que está usando la función actualmente.</text:p>
      <text:p text:style-name="P50">TG_RELNAME<text:line-break/>Tipo de dato name; el nombre de la tabla que ha activado el disparador que está usando la función actualmente. Esta variable es obsoleta y puede desaparacer en el futuro. Usar TG_TABLE_NAME.</text:p>
      <text:p text:style-name="P50">TG_TABLE_NAME<text:line-break/>Tipo de dato name; el nombre de la tabla que ha activado el disparador que está usando la función actualmente.</text:p>
      <text:p text:style-name="P50"><text:soft-page-break/>TG_TABLE_SCHEMA<text:line-break/>Tipo de dato name; el nombre de la schema de la tabla que ha activado el disparador que está usando la función actualmente.</text:p>
      <text:p text:style-name="P50">TG_NARGS<text:line-break/>Tipo de dato integer; el número de argumentos dados al procedimiento en la sentencia CREATE TRIGGER.</text:p>
      <text:p text:style-name="P50">TG_ARGV[]<text:line-break/>Tipo de dato text array; los argumentos de la sentencia CREATE TRIGGER. El índice empieza a contar desde 0. Indices inválidos (menores que 0 ó mayores/iguales que tg_nargs) resultan en valores nulos.</text:p>
      <text:p text:style-name="P13"/>
      <text:p text:style-name="P33"><text:span text:style-name="T16">Quart</text:span><text:span text:style-name="T3"> exemple : </text:span><text:span text:style-name="T17">TRIGGER </text:span><text:span text:style-name="T16">que grava en una nova taula quines operacions es fan sobre la taula emp, quan es fan les operacions, qui les fa i els valors anteriors dels camps en cas d'UPDATE o DELETE.</text:span></text:p>
      <text:p text:style-name="P13"/>
      <text:p text:style-name="P58">CREATE TABLE emp_audit( </text:p>
      <text:p text:style-name="P59">operation char(1) NOT NULL, </text:p>
      <text:p text:style-name="P59">stamp timestamp NOT NULL, </text:p>
      <text:p text:style-name="P59">userid text NOT NULL, </text:p>
      <text:p text:style-name="P59">empname text NOT NULL, </text:p>
      <text:p text:style-name="P59">salary integer </text:p>
      <text:p text:style-name="P60">); </text:p>
      <text:p text:style-name="P58">CREATE FUNCTION <text:span text:style-name="T39">emp_auditar</text:span>() RETURNS trigger AS $emp_stamp$ </text:p>
      <text:p text:style-name="P59">BEGIN </text:p>
      <text:p text:style-name="P36">IF (<text:span text:style-name="T30">TG_OP = 'DELETE'</text:span>) THEN </text:p>
      <text:p text:style-name="P36"><text:tab/>INSERT INTO emp_audit SELECT 'D', now(), user, <text:span text:style-name="T30">OLD.</text:span>empname,OLD.salary; </text:p>
      <text:p text:style-name="P36"><text:tab/><text:span text:style-name="T30">RETURN OLD; </text:span></text:p>
      <text:p text:style-name="P36">ELSIF (<text:span text:style-name="T30">TG_OP</text:span> = 'UPDATE') THEN </text:p>
      <text:p text:style-name="P37"><text:tab/>INSERT INTO emp_audit SELECT 'U', now(), user,<text:span text:style-name="T30">OLD.</text:span>empname,<text:span text:style-name="T30">OLD.</text:span>salary; </text:p>
      <text:p text:style-name="P36"><text:tab/>RETURN NEW; </text:p>
      <text:p text:style-name="P36">ELSIF (<text:span text:style-name="T30">TG_OP</text:span> = 'INSERT') THEN </text:p>
      <text:p text:style-name="P36"><text:tab/>INSERT INTO emp_audit SELECT 'I', now(), user, <text:span text:style-name="T30">NEW</text:span>.empname,<text:span text:style-name="T30">NEW</text:span>.salary; </text:p>
      <text:p text:style-name="P36"><text:tab/><text:span text:style-name="T30">RETURN NEW; </text:span></text:p>
      <text:p text:style-name="P36">END IF; </text:p>
      <text:p text:style-name="P36"><text:span text:style-name="T30">RETURN NULL;</text:span> </text:p>
      <text:p text:style-name="P59">END; </text:p>
      <text:p text:style-name="P59">$emp_stamp$ LANGUAGE plpgsql; </text:p>
      <text:p text:style-name="P59"> </text:p>
      <text:p text:style-name="P59"/>
      <text:p text:style-name="P59">CREATE TRIGGER emp_<text:span text:style-name="T39">auditar</text:span> <text:span text:style-name="T30">BEFORE INSERT OR UPDATE </text:span><text:span text:style-name="T34">OR DELETE </text:span>ON emp </text:p>
      <text:p text:style-name="P60">FOR EACH ROW EXECUTE PROCEDURE emp_<text:span text:style-name="T39">auditar</text:span>(); </text:p>
      <text:p text:style-name="P13"/>
      <text:p text:style-name="P34">Desenvolupar els següents TRIGGERS per la B.D. CENTREMEDIC:</text:p>
      <text:p text:style-name="P26"/>
      <text:p text:style-name="P26"/>
      <text:list xml:id="list539385564" text:style-name="L4">
        <text:list-item>
          <text:p text:style-name="P71">Tots els resultats que arribin a la taula de resultats s'han d'evaluar i en el cas que la valoració sigui <text:span text:style-name="T44">PATOLÒGIC o </text:span>PÀNIC s'ha de guardar l'idresultat en una taula que tindrà la següent estructura :</text:p>
        </text:list-item>
      </text:list>
      <text:p text:style-name="P49"/>
      <text:p text:style-name="P38">CREATE TABLE <text:span text:style-name="T40">resultats_patologics</text:span>( </text:p>
      <text:p text:style-name="P46"><text:span text:style-name="T40">idresultat integer</text:span> NOT NULL, </text:p>
      <text:p text:style-name="P46">stamp timestamp NOT NULL, </text:p>
      <text:p text:style-name="P46">userid text NOT NULL</text:p>
      <text:p text:style-name="P61">); </text:p>
      <text:p text:style-name="P40">La funci<text:span text:style-name="T42">onalitat</text:span> d'aquesta nova taula serà doble :</text:p>
      <text:list xml:id="list1336928434" text:style-name="L5">
        <text:list-item>
          <text:p text:style-name="P72">Quan hi hagi registres voldrà dir que els metges tenen un resultat urgent per examinar</text:p>
        </text:list-item>
        <text:list-item>
          <text:p text:style-name="P72">Mentre un resultat estigui en aquesta taula no es donarà una analítica per acabada o complerta perquè caldrà que els metges verifiquin i validin tots els resultats de pànic.</text:p>
          <text:p text:style-name="P72"/>
        </text:list-item>
      </text:list>
      <text:list xml:id="list222328800761199" text:continue-list="list539385564" text:style-name="L4">
        <text:list-item>
          <text:p text:style-name="P71">No permetre mai esborrar resultats de la taula resultatsa, ni analitiques de la taula analitiques.</text:p>
        </text:list-item>
      </text:list>
      <text:p text:style-name="P26"/>
      <text:list xml:id="list222330249740738" text:continue-numbering="true" text:style-name="L4">
        <text:list-item>
          <text:p text:style-name="P73"><text:span text:style-name="T4">Quan totes les proves d'una analítica tinguin resultat i no existeixi cap resultat d'aquesta analítica a la taula de resultats_p</text:span><text:span text:style-name="T11">atologics</text:span><text:span text:style-name="T4">, </text:span><text:span text:style-name="T10">es donarà l'analítica per acabada i es podrà fer l'informe definitiu. Per això guardarem l'id de l'analítica a la taula informes</text:span><text:span text:style-name="T9">:</text:span></text:p>
        </text:list-item>
      </text:list>
      <text:p text:style-name="P27"/>
      <text:p text:style-name="P47">CREATE TABLE <text:span text:style-name="T41">informes</text:span>( </text:p>
      <text:p text:style-name="P62"><text:span text:style-name="T40">idanalitica bigint</text:span> NOT NULL,</text:p>
      <text:p text:style-name="P63"><text:span text:style-name="T41">stamp timestamp NOT NULL</text:span><text:span text:style-name="T45">);</text:span><text:span text:style-name="T41"> </text:span></text:p>
      <text:p text:style-name="P52"><text:tab/></text:p>
      <text:p text:style-name="P52"><text:tab/><text:span text:style-name="T50">1) Quan totes les proves ja tenen resultats</text:span></text:p>
      <text:p text:style-name="P53"><text:tab/><text:tab/>-després dels inserts</text:p>
      <text:p text:style-name="P53"><text:tab/><text:tab/>-després dels update</text:p>
      <text:p text:style-name="P53"><text:tab/><text:tab/><text:span text:style-name="T53">1)</text:span><text:span text:style-name="T52">--- &gt; mirar si queda algun resultat de <text:tab/>l’analitica pendent de <text:tab/>rebre → si queda un resultat <text:tab/><text:tab/>a ‘’ o a NULL</text:span></text:p>
      <text:p text:style-name="P56"><text:tab/><text:tab/><text:span text:style-name="T51">2)---→ mirar que no existeix a resultats_patologics cap resultat d’aquesta analitica</text:span></text:p>
      <text:p text:style-name="P56"><text:tab/><text:tab/><text:span text:style-name="T51">3) → Si <text:s/>analítica acabada: INSERT un registre a taula informes</text:span></text:p>
      <text:p text:style-name="P53"/>
      <text:p text:style-name="P53"><text:tab/>2) Els metges ja han validat tots el resultats patològics-panic</text:p>
      <text:p text:style-name="P53"><text:tab/><text:tab/>-<text:span text:style-name="T51">després dels delete de resultat_patologics</text:span></text:p>
      <text:p text:style-name="P54"><text:tab/><text:tab/><text:span text:style-name="T53">1)</text:span><text:span text:style-name="T52">--- &gt; mirar si queda algun resultat de <text:tab/>l’analitica pendent de <text:tab/>rebre → si queda un resultat <text:tab/><text:tab/>a ‘’ o a NULL</text:span></text:p>
      <text:p text:style-name="P55"><text:tab/><text:tab/><text:span text:style-name="T51">2)---→ mirar que no existeix a resultats_patologics cap resultat d’aquesta analitica</text:span></text:p>
      <text:p text:style-name="P55"><text:tab/><text:tab/><text:span text:style-name="T51">3) → Si <text:s/>analítica acabada: INSERT un registre a taula informes</text:span></text:p>
      <text:p text:style-name="P27"/>
      <text:list xml:id="list222329552806555" text:continue-numbering="true" text:style-name="L4">
        <text:list-item>
          <text:p text:style-name="P74"><text:span text:style-name="T9">C</text:span><text:span text:style-name="T4">al guardar a la taula alarmes les dades necessàries per notificar a les autoritats sanitàries dels resultats patològics de les proves configurades per donar alarma. Desenvolupar o modificar els triggers i les funcions que calgui per guardar les alarmes.</text:span></text:p>
        </text:list-item>
      </text:list>
      <text:p text:style-name="P27"/>
      <text:p text:style-name="P48"/>
      <text:p text:style-name="P39"/>
      <text:p text:style-name="P66"><text:soft-page-break/>OLD.*</text:p>
      <text:p text:style-name="P66">NEW.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11T17:49:08.642000000</meta:creation-date>
    <dc:date>2021-03-24T22:23:28.031904658</dc:date>
    <meta:editing-duration>PT9H1M52S</meta:editing-duration>
    <meta:editing-cycles>25</meta:editing-cycles>
    <meta:generator>LibreOffice/7.0.4.2$Linux_X86_64 LibreOffice_project/00$Build-2</meta:generator>
    <meta:document-statistic meta:table-count="0" meta:image-count="0" meta:object-count="0" meta:page-count="9" meta:paragraph-count="168" meta:word-count="1753" meta:character-count="11012" meta:non-whitespace-character-count="9177"/>
  </office:meta>
</office:document-meta>
</file>